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none" fo:font-weight="normal" style:font-weight-asian="normal" style:font-weight-complex="normal"/>
    </style:style>
    <style:style style:name="P3" style:family="paragraph" style:parent-style-name="Preformatted_20_Text" style:list-style-name="L1">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AST UPDATED : </text:p>
      <text:p text:style-name="Preformatted_20_Text">6-9-2013</text:p>
      <text:p text:style-name="Preformatted_20_Text">DATE OF LAST COVERED QUESTION :</text:p>
      <text:p text:style-name="Preformatted_20_Text"><text:s text:c="5"/>(update when you close)</text:p>
      <text:p text:style-name="Preformatted_20_Text"/>
      <text:p text:style-name="Preformatted_20_Text"/>
      <text:p text:style-name="P1">PROBLEM</text:p>
      <text:p text:style-name="Preformatted_20_Text"/>
      <text:p text:style-name="Preformatted_20_Text">Given an array with huge number of elements. Following two operations can be performed on the array at any time <text:line-break/>1. Find cumulative sum of first x numbers when x is input by user <text:line-break/>2. Add/subtract value 't' from any index i of the array. <text:line-break/><text:line-break/>Find the most optimal way such that both the above requirements are optimized.</text:p>
      <text:p text:style-name="Preformatted_20_Text"/>
      <text:p text:style-name="P1">SOLUTION</text:p>
      <text:p text:style-name="Preformatted_20_Text"/>
      <text:p text:style-name="Preformatted_20_Text">Segment tree</text:p>
      <text:p text:style-name="Preformatted_20_Text"/>
      <text:p text:style-name="P1"/>
      <text:p text:style-name="P1">PROBLEM</text:p>
      <text:p text:style-name="P2"/>
      <text:p text:style-name="P2">You given an array: <text:line-break/>3, 2, 1, 6, 5, 4, 9, 8, 7 <text:line-break/>you have to find a 3 tuple which has property a &lt; b &lt; c, also a is before b, b is before c in array. <text:line-break/>Answer can have multiple tuples, you have to find any one. <text:line-break/>In this array, answer will be 3, 6, 9</text:p>
      <text:p text:style-name="P1"/>
      <text:p text:style-name="P1">SOLUTION</text:p>
      <text:p text:style-name="Preformatted_20_Text"/>
      <text:p text:style-name="Preformatted_20_Text">Check O(logn) solution in Karumanchi book. O(n) is the obvious solution.</text:p>
      <text:p text:style-name="Preformatted_20_Text"/>
      <text:p text:style-name="P1">PROBLEM</text:p>
      <text:p text:style-name="P2">Given a pointer to a node in tree, you have to find the depth of that node. </text:p>
      <text:p text:style-name="P1"/>
      <text:p text:style-name="P1">SOLUTION</text:p>
      <text:p text:style-name="P2">In short find the level of the node in the tree.</text:p>
      <text:p text:style-name="Preformatted_20_Text"/>
      <text:p text:style-name="P1">PROBLEM</text:p>
      <text:p text:style-name="P2">Given a list of interval , find the maximum overlaping. For ex if input is 0,5 2,9 8,10 6,9 then ans is 2 as 8,10 overlap in 2,9 and 6,9</text:p>
      <text:p text:style-name="P2"/>
      <text:p text:style-name="P1">SOLUTION</text:p>
      <text:p text:style-name="P2">Think of it as a room and the intervals are times when a person is in the room. You are looking for time when max number of people are in a room. Note: I am assuming open intervals. <text:line-break/><text:line-break/>So sort the points, and traverse in ascending order. As an event occurs (person joins, left endpoint or person leaves, right end point), update the counts accordingly.</text:p>
      <text:p text:style-name="P1"/>
      <text:p text:style-name="P1">PROBLEM</text:p>
      <text:p text:style-name="P2">Given a board of snakes and ladders game, provide an algorithm to find the minimum number of dice rolls required to reach 100 from 1.</text:p>
      <text:p text:style-name="P1"/>
      <text:p text:style-name="P1">SOLUTION</text:p>
      <text:list xml:id="list2098278444" text:style-name="L1">
        <text:list-header>
          <text:p text:style-name="P3">Consider the board as directed graph. <text:s/>OR you can also solve this problem using DP. </text:p>
        </text:list-header>
        <text:list-item>
          <text:p text:style-name="P3">k is linked to k + 1 k + 2, k + 3, k + 4, k + 5, k +6 because from k you can reach these nodes in one throw of dice. </text:p>
        </text:list-item>
        <text:list-item>
          <text:p text:style-name="P3">If any of these neighbors of k has a ladder which takes you to j, then j becomes the neighbor instead of the base of the ladder. Lets say k + 3 node takes you to j node, then instead of k + 3, j is the neighbor of k. </text:p>
        </text:list-item>
        <text:list-item>
          <text:p text:style-name="P3">Similarly if any of the neighbors of k has a snake which takes you to l, then l is a neighbor of k. <text:line-break/><text:soft-page-break/><text:line-break/>Using these conditions, build the graph. Now this is transformed into a Shortest path between two nodes in a directed graph problem.</text:p>
        </text:list-item>
      </text:list>
      <text:p text:style-name="P1"/>
      <text:p text:style-name="P1">PROBLEM</text:p>
      <text:p text:style-name="P2">Given a string s, its roughness is calculated as follows: Let c1 be the letter that appears most frequently in s, and let c2 be the <text:line-break/>letter that appears least frequently (c2 must appear at least once). The roughness of s is the number of occurrences of c1 <text:line-break/>minus the number of occurrences of c2. Write a program to find the minimum possible roughness of a string that can be achieved if you are allowed to remove up to n characters in a string. Note: you are allowed to modify s by erasing between 0 <text:line-break/>and n characters, inclusive. <text:line-break/>Input <text:line-break/>First line of the input will be the string, s followed by a number (n) in next line indicating the maximum number of <text:line-break/>modifications allowed <text:line-break/>Output <text:line-break/>Return the minimum possible roughness that can be achieved by such a modification</text:p>
      <text:p text:style-name="P1"/>
      <text:p text:style-name="P1">SOLUTION</text:p>
      <text:p text:style-name="P2">=============================== FIND =============================</text:p>
      <text:p text:style-name="P1"/>
      <text:p text:style-name="P1">PROBLEM</text:p>
      <text:p text:style-name="P2">Suppose you have given a 2D array having filled with "L" or "W" i.e. either land or water, using DP you have to find it largest land unit in this grid, each cell of land is considered as 1 unit and you can only consider up,down,left or right land units as contiguous to each other not diagonal unit. <text:line-break/>Example: <text:line-break/>LLLL <text:line-break/>LLWL <text:line-break/>LWLW <text:line-break/>WWLL <text:line-break/>in the above mentioned grid the answer will be 8 units</text:p>
      <text:p text:style-name="P1">SOLUTION</text:p>
      <text:p text:style-name="P2">For each found land, increment count by one, change it to non-L, and then recursively count its up/down/left/right. The trick is at changing to non-L before counting its adjacents.</text:p>
      <text:p text:style-name="P1"/>
      <text:p text:style-name="P1">PROBLEM</text:p>
      <text:p text:style-name="P2">Given a binary tree , find the sum of all the nodes , which are at a particular level from all of its existing leaves. ( note:- it might be possible a single such node would exist for two different leaf , in that case we need to sum it up only once )</text:p>
      <text:p text:style-name="P2"/>
      <text:p text:style-name="P1">SOLUTION</text:p>
      <text:p text:style-name="P2"/>
      <text:p text:style-name="P1"/>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text:soft-page-break/></text:p>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1">PROBLEM</text:p>
      <text:p text:style-name="P1"/>
      <text:p text:style-name="P1">SOLUTIO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Times" fo:font-size="10pt" style:font-name-asian="Times" style:font-size-asian="10pt" style:font-name-complex="Times"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9T07:02:22</dc:date>
    <dc:creator>tejas </dc:creator>
    <meta:generator>LibreOffice/3.5$Linux_x86 LibreOffice_project/350m1$Build-202</meta:generator>
    <meta:editing-duration>P2DT3H1M46S</meta:editing-duration>
    <meta:editing-cycles>5</meta:editing-cycles>
    <meta:document-statistic meta:table-count="0" meta:image-count="0" meta:object-count="0" meta:page-count="3" meta:paragraph-count="84" meta:word-count="800" meta:character-count="3682" meta:non-whitespace-character-count="3500"/>
  </office:meta>
</office:document-meta>
</file>